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style:font-family-generic="roman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Liberation Serif" style:font-name-asian="Liberation Serif" style:font-name-complex="Liberation Serif" style:font-family-generic="roman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justify"/>
      <style:text-properties style:font-name="Liberation Serif" style:font-name-asian="Liberation Serif" style:font-name-complex="Liberation Serif" style:font-family-generic="roman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justify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justify"/>
      <style:text-properties style:font-name="Liberation Serif" style:font-name-asian="Liberation Serif" style:font-name-complex="Liberation Serif" style:font-family-generic="roman"/>
    </style:style>
    <style:style style:name="ce9" style:family="table-cell" style:parent-style-name="Default" style:data-style-name="N0">
      <style:table-cell-properties style:vertical-align="automatic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5.21229166666667cm"/>
    </style:style>
    <style:style style:name="co3" style:family="table-column">
      <style:table-column-properties fo:break-before="auto" style:column-width="4.49791666666667cm"/>
    </style:style>
    <style:style style:name="co4" style:family="table-column">
      <style:table-column-properties fo:break-before="auto" style:column-width="4.25979166666667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8.5pt" style:use-optimal-row-height="false" fo:break-before="auto"/>
    </style:style>
    <style:style style:name="ro3" style:family="table-row">
      <style:table-row-properties style:row-height="42.4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3">
            <text:p>Название кейса</text:p>
          </table:table-cell>
          <table:table-cell office:value-type="string" table:style-name="ce4">
            <text:p>Шаги</text:p>
          </table:table-cell>
          <table:table-cell office:value-type="string" table:style-name="ce8">
            <text:p>Результат</text:p>
          </table:table-cell>
          <table:table-cell table:number-columns-repeated="3" table:style-name="ce9"/>
          <table:table-cell table:number-columns-repeated="16377"/>
        </table:table-row>
        <table:table-row table:style-name="ro2">
          <table:table-cell office:value-type="string" table:style-name="ce5">
            <text:p>ТС1</text:p>
          </table:table-cell>
          <table:table-cell office:value-type="string" table:style-name="ce6">
            <text:p>Создание задачи с валидным</text:p>
            <text:p>Названием</text:p>
          </table:table-cell>
          <table:table-cell office:value-type="string" table:style-name="ce6">
            <text:p>Ввод текста,</text:p>
            <text:p>Нажатие «Добавить»</text:p>
          </table:table-cell>
          <table:table-cell office:value-type="string" table:style-name="ce6">
            <text:p>Задача появляется</text:p>
            <text:p>В списке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ТС2</text:p>
          </table:table-cell>
          <table:table-cell office:value-type="string" table:style-name="ce6">
            <text:p>Создание задачи</text:p>
            <text:p>С пустым полем</text:p>
          </table:table-cell>
          <table:table-cell office:value-type="string" table:style-name="ce6">
            <text:p>Пустое поле,</text:p>
            <text:p>Нажатие «Добавить»</text:p>
          </table:table-cell>
          <table:table-cell office:value-type="string" table:style-name="ce6">
            <text:p>Вывод сообщения</text:p>
            <text:p>Об ошибке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5">
            <text:p>ТС3</text:p>
          </table:table-cell>
          <table:table-cell office:value-type="string" table:style-name="ce6">
            <text:p>Выбор</text:p>
            <text:p>Местоположения</text:p>
            <text:p>Задачи</text:p>
          </table:table-cell>
          <table:table-cell office:value-type="string" table:style-name="ce6">
            <text:p>Ввод текста,</text:p>
            <text:p>Выбор местоположения</text:p>
            <text:p>Нажатие «Добавить»</text:p>
          </table:table-cell>
          <table:table-cell office:value-type="string" table:style-name="ce6">
            <text:p>Задача появляется</text:p>
            <text:p>В списке с присвоенным</text:p>
            <text:p>Местоположением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5">
            <text:p>ТС4</text:p>
          </table:table-cell>
          <table:table-cell office:value-type="string" table:style-name="ce6">
            <text:p>Выбор цвет тега</text:p>
          </table:table-cell>
          <table:table-cell office:value-type="string" table:style-name="ce6">
            <text:p>Создание задачи,</text:p>
            <text:p>Нажатие на выбор цвета,</text:p>
            <text:p>Нажатие «Добавить»</text:p>
          </table:table-cell>
          <table:table-cell office:value-type="string" table:style-name="ce6">
            <text:p>Задаче присваивается</text:p>
            <text:p>Цвет тега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table:number-columns-repeated="3" table:style-name="ce7"/>
          <table:table-cell table:number-columns-repeated="16380" table:style-name="ce1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s22</meta:initial-creator>
    <dc:creator>as22</dc:creator>
    <meta:creation-date>2025-09-30T09:37:36Z</meta:creation-date>
    <dc:date>2025-10-01T08:08:43Z</dc:date>
    <meta:editing-cycles>3</meta:editing-cycles>
    <meta:editing-duration>PT1663S</meta:editing-duration>
  </office:meta>
</office:document-meta>
</file>